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ea53" officeooo:paragraph-rsid="001aea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8:43:12.911124184</meta:creation-date>
    <dc:date>2024-01-25T18:43:42.818953875</dc:date>
    <meta:editing-duration>PT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e19e193f88cd6c0525a17fb7a176ed8e6a3e2aa1</meta:generator>
  </office:meta>
</office:document-meta>
</file>